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ucida Sans Unicode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ley van der Klomp</text:p>
      <text:p text:style-name="P1">March 30<text:span text:style-name="T1">th</text:span>, 2009</text:p>
      <text:p text:style-name="P1">C++ Primer Plus</text:p>
      <text:p text:style-name="P1">Program: Football Scores</text:p>
      <text:p text:style-name="P2"/>
      <text:p text:style-name="P3">Flowchart:</text:p>
      <text:p text:style-name="P3"><draw:custom-shape text:anchor-type="paragraph" draw:z-index="0" draw:style-name="gr1" svg:width="1.4587in" svg:height="0.4587in" svg:x="0.3634in" svg:y="0.2126in"><text:p><text:tab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4"><draw:custom-shape text:anchor-type="paragraph" draw:z-index="2" draw:style-name="gr1" svg:width="2.0421in" svg:height="0.5213in" svg:x="3.1965in" svg:y="2.3327in"><text:p><text:s text:c="3"/>Update score of choice 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style-name="gr1" svg:width="2.0421in" svg:height="0.5213in" svg:x="0.0091in" svg:y="1.5307in"><text:p><text:s text:c="4"/>Input answer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4" draw:style-name="gr1" draw:text-style-name="P5" svg:width="1.8335in" svg:height="0.8441in" svg:x="3.3319in" svg:y="5.5618in"><text:p><text:span text:style-name="T2"><text:s text:c="35"/></text:span></text:p><text:p><text:span text:style-name="T2"/></text:p><text:p><text:span text:style-name="T2"><text:s text:c="21"/></text:span><text:span text:style-name="T2">22? <text:s text:c="15"/>T</text:span></text:p><text:p><text:span text:style-name="T2"/></text:p><text:p><text:span text:style-name="T2"><text:s text:c="22"/></text:span><text:span text:style-name="T2">F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style-name="gr1" svg:width="2.0421in" svg:height="0.5213in" svg:x="-0.0118in" svg:y="3.3429in"><text:p><text:s text:c="3"/>Update scores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6" draw:style-name="gr1" svg:width="2.0421in" svg:height="0.5213in" svg:x="0.0091in" svg:y="0.7283in"><text:p><text:s text:c="4"/>Output menu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7" draw:style-name="gr1" svg:width="1.8024in" svg:height="0.5835in" svg:x="3.4047in" svg:y="3.1866in"><text:p><text:s text:c="6"/>Calculate average 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style-name="gr1" svg:width="2.0421in" svg:height="0.5213in" svg:x="3.2591in" svg:y="4.7909in"><text:p><text:s text:c="4"/>Output menu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9" draw:style-name="gr1" svg:width="2.0421in" svg:height="0.5213in" svg:x="3.3217in" svg:y="4.0201in"><text:p><text:s text:c="4"/>Output average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0" draw:style-name="gr1" svg:width="1.8024in" svg:height="0.5835in" svg:x="0.228in" svg:y="4.1661in"><text:p><text:s text:c="6"/>Calculate average 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1" svg:width="2.0421in" svg:height="0.5213in" svg:x="0.0299in" svg:y="4.9575in"><text:p><text:s text:c="4"/>Output average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2" draw:style-name="gr1" svg:width="2.0421in" svg:height="0.5213in" svg:x="0.0193in" svg:y="5.7181in"><text:p><text:s text:c="4"/>Output menu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1" draw:style-name="gr1" svg:width="1.4587in" svg:height="0.4587in" svg:x="4.3008in" svg:y="1.3165in"><text:p><text:tab/>Stop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3" draw:style-name="gr1" svg:width="0.6669in" svg:height="0.6043in" svg:x="2.0925in" svg:y="6.572in"><text:p><text:s text:c="3"/>B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4" draw:style-name="gr1" svg:width="0.6252in" svg:height="0.6252in" svg:x="5.3839in" svg:y="5.6764in"><text:p><text:s text:c="3"/>B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6" draw:style-name="gr1" draw:text-style-name="P5" svg:width="1.8335in" svg:height="0.8441in" svg:x="0.1339in" svg:y="2.2283in"><text:p><text:span text:style-name="T2"><text:s text:c="35"/></text:span></text:p><text:p><text:span text:style-name="T2"/></text:p><text:p><text:span text:style-name="T2"><text:s text:c="16"/></text:span><text:span text:style-name="T2">1 thru <text:s/>20? <text:s text:c="9"/>T</text:span></text:p><text:p><text:span text:style-name="T2"/></text:p><text:p><text:span text:style-name="T2"><text:s text:c="22"/></text:span><text:span text:style-name="T2">F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7" draw:style-name="gr1" draw:text-style-name="P5" svg:width="1.8335in" svg:height="0.8441in" svg:x="0.1339in" svg:y="6.4366in"><text:p><text:span text:style-name="T2"><text:s text:c="35"/></text:span></text:p><text:p><text:span text:style-name="T2"/></text:p><text:p><text:span text:style-name="T2"><text:s text:c="21"/></text:span><text:span text:style-name="T2">22? <text:s text:c="15"/>T</text:span></text:p><text:p><text:span text:style-name="T2"/></text:p><text:p><text:span text:style-name="T2"><text:s text:c="22"/></text:span><text:span text:style-name="T2">F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8" draw:style-name="gr2" draw:text-style-name="P6" svg:x1="4.1756in" svg:y1="2.6035in" svg:x2="4.2484in" svg:y2="6.7701in"><text:p/></draw:line><draw:line text:anchor-type="paragraph" draw:z-index="19" draw:style-name="gr2" draw:text-style-name="P6" svg:x1="4.6236in" svg:y1="5.9992in" svg:x2="5.5819in" svg:y2="5.9681in"><text:p/></draw:line><draw:line text:anchor-type="paragraph" draw:z-index="20" draw:style-name="gr2" draw:text-style-name="P6" svg:x1="1.7173in" svg:y1="6.8638in" svg:x2="2.2902in" svg:y2="6.8535in"><text:p/></draw:line><draw:line text:anchor-type="paragraph" draw:z-index="21" draw:style-name="gr2" draw:text-style-name="P6" svg:x1="1.728in" svg:y1="2.6346in" svg:x2="3.8323in" svg:y2="2.5929in"><text:p/></draw:line><draw:line text:anchor-type="paragraph" draw:z-index="22" draw:style-name="gr2" draw:text-style-name="P6" svg:x1="1.0402in" svg:y1="6.6764in" svg:x2="1.061in" svg:y2="0.1346in"><text:p/></draw:line><draw:line text:anchor-type="paragraph" draw:z-index="23" draw:style-name="gr3" draw:text-style-name="P6" svg:x1="1.0508in" svg:y1="7.2807in" svg:x2="1.0508in" svg:y2="7.5516in"><text:p/></draw:line><draw:line text:anchor-type="paragraph" draw:z-index="24" draw:style-name="gr3" draw:text-style-name="P6" svg:x1="1.0508in" svg:y1="7.5516in" svg:x2="2.811in" svg:y2="7.5307in"><text:p/></draw:line><draw:line text:anchor-type="paragraph" draw:z-index="25" draw:style-name="gr3" draw:text-style-name="P6" svg:x1="2.811in" svg:y1="7.5303in" svg:x2="2.811in" svg:y2="2.1138in"><text:p/></draw:line><draw:line text:anchor-type="paragraph" draw:z-index="26" draw:style-name="gr3" draw:text-style-name="P6" svg:x1="2.811in" svg:y1="2.1555in" svg:x2="1.0402in" svg:y2="2.1555in"><text:p/></draw:line><draw:line text:anchor-type="paragraph" draw:z-index="27" draw:style-name="gr3" draw:text-style-name="P6" svg:x1="4.2484in" svg:y1="6.7701in" svg:x2="2.811in" svg:y2="6.7701in"><text:p/></draw:line><draw:custom-shape text:anchor-type="paragraph" draw:z-index="15" draw:style-name="gr1" svg:width="0.6252in" svg:height="0.615in" svg:x="4.6339in" svg:y="0.2909in"><text:p><text:s text:c="3"/>B1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28" draw:style-name="gr2" draw:text-style-name="P6" svg:x1="4.9256in" svg:y1="0.7909in" svg:x2="4.9358in" svg:y2="1.436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esley van der Klomp</meta:initial-creator>
    <meta:creation-date>2009-03-30T14:35:43.82</meta:creation-date>
    <dc:date>2009-03-30T15:54:01.54</dc:date>
    <dc:creator>Wesley van der Klomp</dc:creator>
    <meta:editing-duration>PT00H02M00S</meta:editing-duration>
    <meta:editing-cycles>3</meta:editing-cycles>
    <meta:generator>OpenOffice.org/3.0$Win32 OpenOffice.org_project/300m15$Build-9379</meta:generator>
    <meta:document-statistic meta:table-count="0" meta:image-count="0" meta:object-count="0" meta:page-count="1" meta:paragraph-count="5" meta:word-count="14" meta:character-count="85"/>
    <meta:user-defined meta:name="Info 1"/>
    <meta:user-defined meta:name="Info 2"/>
    <meta:user-defined meta:name="Info 3"/>
    <meta:user-defined meta:name="Info 4"/>
  </office:meta>
</office:document-meta>
</file>